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5cf7a" officeooo:paragraph-rsid="0005cf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 we need a title page?</text:p>
      <text:p text:style-name="P1">Make formatting pretty?</text:p>
      <text:p text:style-name="P1"/>
      <text:p text:style-name="P1"><text:tab/>The operator+ function works like a merge of the “merge sort” algorithm. The iterators go from back to front so we take each term from smallest to largest and call the insert_term function on each one. Normally, insert_term is O(n) on the size of the polynomial. But because of the order that the terms are inserted, the insertion point found by insert_term will always be the head. So all calls to insert_term from operator+ are O(1), making the efficiency of operator+ O(m+n) on the sizes of the two polynomials being merg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6:08:27.784000000</meta:creation-date>
    <dc:date>2015-10-06T16:18:59.333000000</dc:date>
    <meta:editing-duration>PT10M42S</meta:editing-duration>
    <meta:editing-cycles>1</meta:editing-cycles>
    <meta:document-statistic meta:table-count="0" meta:image-count="0" meta:object-count="0" meta:page-count="1" meta:paragraph-count="3" meta:word-count="100" meta:character-count="575" meta:non-whitespace-character-count="477"/>
    <meta:generator>LibreOffice/5.0.2.2$Windows_x86 LibreOffice_project/37b43f919e4de5eeaca9b9755ed688758a8251fe</meta:generator>
  </office:meta>
</office:document-meta>
</file>